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0B0000000B38C50CB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 (Cuerpo)1" svg:font-family="'Tahoma (Cuerpo)'"/>
    <style:font-face style:name="Tw Cen MT1" svg:font-family="'Tw Cen MT'"/>
    <style:font-face style:name="Arial" svg:font-family="Arial" style:font-pitch="variable"/>
    <style:font-face style:name="Liberation Sans1" svg:font-family="'Liberation Sans'" style:font-pitch="variable"/>
    <style:font-face style:name="Tahoma (Cuerpo)" svg:font-family="'Tahoma (Cuerpo)'"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4" style:family="graphic">
      <style:graphic-properties style:protect="size"/>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 style:family="presentation" style:parent-style-name="Title_2c__20_2_20_Content-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Predeterminado-notes">
      <style:graphic-properties draw:fill-color="#ffffff" fo:min-height="11.43cm"/>
    </style:style>
    <style:style style:name="P1" style:family="paragraph">
      <style:paragraph-properties fo:margin-top="0cm" fo:margin-bottom="0cm"/>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start"/>
    </style:style>
    <style:style style:name="P5" style:family="paragraph">
      <style:paragraph-properties fo:margin-top="0cm" fo:margin-bottom="0cm" fo:line-height="100%" fo:text-align="justify"/>
    </style:style>
    <style:style style:name="P6" style:family="paragraph">
      <style:paragraph-properties fo:text-align="start" style:font-independent-line-spacing="true"/>
      <style:text-properties fo:font-size="13pt" style:font-size-asian="13pt" style:font-size-complex="13pt"/>
    </style:style>
    <style:style style:name="T1" style:family="text">
      <style:text-properties fo:font-variant="normal" fo:text-transform="none" fo:color="#def5fa" style:text-line-through-style="none" style:text-line-through-type="none" style:text-position="0% 100%" style:font-name="Tw Cen MT1"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T2" style:family="text">
      <style:text-properties fo:font-variant="normal" fo:text-transform="none" fo:color="#def5fa" style:text-line-through-style="none" style:text-line-through-type="none" style:text-position="0% 100%" style:font-name="Tw Cen M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ahoma (Cuerpo)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w Cen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464646"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style:text-line-through-style="none" style:text-line-through-type="none" style:text-position="0% 100%" style:font-name="Arial1"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464646" style:text-line-through-style="none" style:text-line-through-type="none" style:text-position="0% 100%" style:font-name="Tw Cen MT1" fo:font-size="31.1000003814697pt" fo:letter-spacing="normal" fo:font-style="normal" style:text-underline-style="none" fo:font-weight="normal" style:font-size-asian="31.1000003814697pt" style:font-style-asian="normal" style:font-weight-asian="normal" style:font-size-complex="31.1000003814697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variant="normal" fo:text-transform="none"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fo:font-variant="normal" fo:text-transform="none"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12" style:family="text">
      <style:text-properties fo:font-variant="normal" fo:text-transform="none"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style:text-line-through-style="none" style:text-line-through-type="none" style:text-position="0% 100%" style:font-name="Arial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5"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7" style:family="text">
      <style:text-properties fo:font-variant="normal" fo:text-transform="none" style:text-line-through-style="none" style:text-line-through-type="none" style:text-position="0% 100%" style:font-name="Arial1" fo:font-size="13pt" fo:letter-spacing="normal" fo:font-style="normal" style:text-underline-style="none" fo:font-weight="bold" style:font-size-asian="13pt" style:font-style-asian="normal" style:font-weight-asian="bold" style:font-size-complex="1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image text:level="2" xlink:href="Pictures/100002000000000B0000000B38C50CB7.png" xlink:type="simple" xlink:show="embed" xlink:actuate="onLoad">
        <style:list-level-properties text:space-before="0.6cm" text:min-label-width="0.6cm" style:vertical-pos="middle" style:vertical-rel="line" fo:width="0.508cm" fo:height="0.50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3" draw:layer="layout" svg:width="17.989cm" svg:height="5.659cm" svg:x="4.6cm" svg:y="4.2cm">
          <text:p text:style-name="P1"><text:span text:style-name="T1">Práctica 3 <text:s/></text:span></text:p>
          <text:p text:style-name="P1"><text:span text:style-name="T2">Algoritmos Greedy/Voraces </text:span></text:p>
          <text:p text:style-name="P2"><text:span text:style-name="T2">Problema de los Contenedores en un bar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8.095cm" svg:height="1.426cm" svg:x="6.562cm" svg:y="12.604cm">
          <text:p text:style-name="P4"><text:span text:style-name="T3">Adrián</text:span><text:span text:style-name="T4"> Portillo</text:span><text:span text:style-name="T3"> Sánchez</text:span><text:span text:style-name="T4">, Alejandro </text:span><text:span text:style-name="T3">Durán Castro</text:span><text:span text:style-name="T4">, Javier Labrat</text:span><text:span text:style-name="T3"> Rodríguez</text:span><text:span text:style-name="T4">, </text:span></text:p>
          <text:p text:style-name="P4"><text:span text:style-name="T4">Jose Antonio </text:span><text:span text:style-name="T3">Martínez López</text:span><text:span text:style-name="T4">, Jose </text:span><text:span text:style-name="T3">Juán</text:span><text:span text:style-name="T4"> </text:span><text:span text:style-name="T3">Pérez Gonzál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3" draw:layer="layout" svg:width="15.237cm" svg:height="11.427cm" svg:x="1.905cm" svg:y="12.065cm" presentation:class="notes" presentation:placeholder="true" presentation:user-transformed="true">
            <draw:text-box/>
          </draw:frame>
          <draw:custom-shape draw:name="CustomShape 2" draw:style-name="gr1" draw:text-style-name="P3" draw:layer="layout" svg:width="8.252cm" svg:height="1.267cm" svg:x="10.791cm" svg:y="24.126cm">
            <text:p><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_2c__20_2_20_Content" presentation:presentation-page-layout-name="AL2T3">
        <draw:custom-shape draw:name="CustomShape 1" draw:style-name="gr1" draw:text-style-name="P3" draw:layer="layout" svg:width="22.645cm" svg:height="2.791cm" svg:x="1.693cm" svg:y="0.328cm">
          <text:p text:style-name="P2"><text:span text:style-name="T5">Explicación del problema: Contenedores en un bar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2.198cm" svg:height="8.07cm" svg:x="1.6cm" svg:y="4.6cm">
          <text:p text:style-name="P5"><text:span text:style-name="T6">Se tiene un buque mercante cuya capacidad de carga es de K toneladas y un conjunto de contenedores c1, ..., cn cuyos pesos respectivos son p1, ..., pn (expresados también en toneladas) y para los que se obtiene un beneficio al ser transportados de b1, ..., bn euros, respectivamente. Teniendo en cuenta que la capacidad del buque es menor que la suma total de los pesos de los contenedores: </text:span></text:p>
          <text:list text:style-name="L2">
            <text:list-item>
              <text:list>
                <text:list-item>
                  <text:p text:style-name="P5"><text:span text:style-name="T6">Diseñe un algoritmo que maximice el número de contenedores cargados, y demuestre su optimalidad.</text:span></text:p>
                </text:list-item>
                <text:list-item>
                  <text:p text:style-name="P5"><text:span text:style-name="T6">Diseñe un algoritmo que intente maximizar el beneficio obtenido. </text:span></text:p>
                </text:list-item>
              </text:list>
            </text:list-item>
          </text:list>
          <text:p text:style-name="P5"><text:span text:style-name="T6"><tex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3" draw:layer="layout" svg:width="15.237cm" svg:height="11.427cm" svg:x="1.905cm" svg:y="12.065cm" presentation:class="notes" presentation:placeholder="true" presentation:user-transformed="true">
            <draw:text-box/>
          </draw:frame>
          <draw:custom-shape draw:name="CustomShape 2" draw:style-name="gr1" draw:text-style-name="P3" draw:layer="layout" svg:width="8.252cm" svg:height="1.267cm" svg:x="10.791cm" svg:y="24.126cm">
            <text:p><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redeterminado">
        <draw:custom-shape draw:name="CustomShape 1" draw:style-name="gr1" draw:text-style-name="P3" draw:layer="layout" svg:width="22.434cm" svg:height="2.907cm" svg:x="1.693cm" svg:y="0.212cm">
          <text:p text:style-name="P2"><text:span text:style-name="T7">Algoritmo que maximiza el numero de contenedores carg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3.018cm" svg:height="28.824cm" draw:transform="rotate (-0.00139626340159562) translate (0.198cm 4cm)">
          <text:p text:style-name="P5"><text:span text:style-name="T8">Solución greedy/voraz para el problema MaxContenedoresEnUnBarco(K, C, A): </text:span></text:p>
          <text:list text:style-name="L3">
            <text:list-item>
              <text:list>
                <text:list-item>
                  <text:p text:style-name="P5"><text:span text:style-name="T9">Conjunto de Candidatos:</text:span><text:span text:style-name="T8"> </text:span></text:p>
                </text:list-item>
              </text:list>
            </text:list-item>
          </text:list>
          <text:list text:style-name="L4">
            <text:list-item>
              <text:list>
                <text:list-item>
                  <text:list>
                    <text:list-item>
                      <text:p text:style-name="P5"><text:span text:style-name="T8">Conjunto de contenedores C (c</text:span><text:span text:style-name="T10">1</text:span><text:span text:style-name="T8">, ,..., c</text:span><text:span text:style-name="T10">n</text:span><text:span text:style-name="T8">).</text:span></text:p>
                    </text:list-item>
                  </text:list>
                </text:list-item>
                <text:list-item>
                  <text:p text:style-name="P5"><text:span text:style-name="T9">Conjunto de Seleccionados:</text:span><text:span text:style-name="T8"> </text:span></text:p>
                  <text:list>
                    <text:list-item>
                      <text:p text:style-name="P5"><text:span text:style-name="T8">Conjunto solución A.</text:span></text:p>
                    </text:list-item>
                  </text:list>
                </text:list-item>
                <text:list-item>
                  <text:p text:style-name="P5"><text:span text:style-name="T9">Función Solución:</text:span><text:span text:style-name="T8"> </text:span></text:p>
                  <text:list>
                    <text:list-item>
                      <text:p text:style-name="P5"><text:span text:style-name="T8">El barco no tiene capacidad restante para un contenedor más. </text:span></text:p>
                    </text:list-item>
                  </text:list>
                </text:list-item>
                <text:list-item>
                  <text:p text:style-name="P5"><text:span text:style-name="T9">Función de Factibilidad:</text:span><text:span text:style-name="T8"> </text:span></text:p>
                  <text:list>
                    <text:list-item>
                      <text:p text:style-name="P5"><text:span text:style-name="T8">La capacidad de carga restante del barco es superior al peso del contenedor candidato. </text:span></text:p>
                    </text:list-item>
                  </text:list>
                </text:list-item>
                <text:list-item>
                  <text:p text:style-name="P5"><text:span text:style-name="T9">Función Selección:</text:span><text:span text:style-name="T8"> </text:span></text:p>
                  <text:list>
                    <text:list-item>
                      <text:p text:style-name="P5"><text:span text:style-name="T8">Determina el mejor candidato seleccionando el contenedor de menor peso. </text:span></text:p>
                    </text:list-item>
                  </text:list>
                </text:list-item>
                <text:list-item>
                  <text:p text:style-name="P5"><text:span text:style-name="T9">Función objetivo:</text:span><text:span text:style-name="T8"> </text:span></text:p>
                </text:list-item>
              </text:list>
            </text:list-item>
          </text:list>
          <text:list text:style-name="L5">
            <text:list-item>
              <text:list>
                <text:list-item>
                  <text:list>
                    <text:list-item>
                      <text:p text:style-name="P5"><text:span text:style-name="T8">Cargar el máximo número de contenedores posibles en el barco. </text:span></text:p>
                    </text:list-item>
                  </text:list>
                </text:list-item>
              </text:list>
            </text:list-item>
          </text:list>
          <text:p text:style-name="P5"><text:span text:style-name="T8">Suponemos el conjunto C de Contenedores ordenados ascendentemente: </text:span></text:p>
          <text:p text:style-name="P5"><text:span text:style-name="T8"><text:tab/></text:span><text:span text:style-name="T9">p</text:span><text:span text:style-name="T11">1</text:span><text:span text:style-name="T9"> ≤ p</text:span><text:span text:style-name="T11">2</text:span><text:span text:style-name="T9"> ≤ p</text:span><text:span text:style-name="T11">3</text:span><text:span text:style-name="T9"> ≤ ... ≤ p</text:span><text:span text:style-name="T11">n</text:span><text:span text:style-name="T8"> </text:span></text:p>
          <text:p text:style-name="P5"><text:span text:style-name="T8">A continuación demostraremos que nuestro algoritmo alcanza la solución óptima correc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3" draw:layer="layout" svg:width="15.237cm" svg:height="11.427cm" svg:x="1.905cm" svg:y="12.065cm" presentation:class="notes" presentation:placeholder="true" presentation:user-transformed="true">
            <draw:text-box/>
          </draw:frame>
          <draw:custom-shape draw:name="CustomShape 2" draw:style-name="gr1" draw:text-style-name="P3" draw:layer="layout" svg:width="8.252cm" svg:height="1.267cm" svg:x="10.791cm" svg:y="24.126cm">
            <text:p><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Title_2c__20_2_20_Content" presentation:presentation-page-layout-name="AL2T3">
        <draw:custom-shape draw:name="CustomShape 1" draw:style-name="gr1" draw:text-style-name="P3" draw:layer="layout" svg:width="22.645cm" svg:height="2.791cm" svg:x="1.693cm" svg:y="0.328cm">
          <text:p text:style-name="P2"><text:span text:style-name="T12">Demostrar de que la primera decisión tomada es la correc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4.198cm" svg:height="6.648cm" svg:x="0.6cm" svg:y="4.2cm">
          <text:p text:style-name="P5"><text:span text:style-name="T6">Teorema: dado un conjunto C de Contenedores ordenados por su peso en orden creciente, existe una solución óptima A que contiene al primer elemento.</text:span></text:p>
          <text:p text:style-name="P5"><text:span text:style-name="T6"><text:s/></text:span></text:p>
          <text:p text:style-name="P5"><text:span text:style-name="T6">Demostración (reducción al absurdo): Si ninguna solución optimal contiene al primer elemento, siempre podremos escoger una solución B y reemplazar el primer contenedor en ésta por el primero del total de contenedores, pues este es de menor peso que el reemplazado y la solución seguiría siendo óptima ya que el número de contenedores sigue siendo el mismo. </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3" draw:layer="layout" svg:width="15.237cm" svg:height="11.427cm" svg:x="1.905cm" svg:y="12.065cm" presentation:class="notes" presentation:placeholder="true" presentation:user-transformed="true">
            <draw:text-box/>
          </draw:frame>
          <draw:custom-shape draw:name="CustomShape 2" draw:style-name="gr1" draw:text-style-name="P3" draw:layer="layout" svg:width="8.252cm" svg:height="1.267cm" svg:x="10.791cm" svg:y="24.126cm">
            <text:p><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Predeterminado">
        <draw:custom-shape draw:name="CustomShape 1" draw:style-name="gr1" draw:text-style-name="P3" draw:layer="layout" svg:width="22.434cm" svg:height="2.907cm" svg:x="1.693cm" svg:y="0.212cm">
          <text:p text:style-name="P2"><text:span text:style-name="T12">Demostrar que existen subestructuras optim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3.798cm" svg:height="8.781cm" svg:x="0.8cm" svg:y="4.2cm">
          <text:p text:style-name="P5"><text:span text:style-name="T6">Teorema: Sea A una solución óptima al problema MaxContenedoresEnUnBarco(K, C, A) y c1 el primer contenedor en A, entonces A-{c1} es solución óptima para MaxContenedoresEnUnBarco(K-­c1, C*, A) con C* subconjunto de contenedores sin c1. </text:span></text:p>
          <text:p text:style-name="P5"><text:span text:style-name="T6"/></text:p>
          <text:p text:style-name="P5"><text:span text:style-name="T6">Demostración (reducción al absurdo): Suponemos que A-{c1} NO es solución óptima para MaxContenedoresEnUnBarco(K-­c1,C*, A), entonces, podemos encontrar una solución B óptima donde |B| &gt; |A -{c1}| y, por lo tanto, B ∪ c1 es solución para MaxContenedoresEnUnBarco(K,C,A), lo que nos lleva que |B ∪ c1| &gt; |A| que es una contradicción pues hemos dicho que A es solución óptima del problema MaxContenedoresEnUnBarco(K, C, A).</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3" draw:layer="layout" svg:width="15.237cm" svg:height="11.427cm" svg:x="1.905cm" svg:y="12.065cm" presentation:class="notes" presentation:placeholder="true" presentation:user-transformed="true">
            <draw:text-box/>
          </draw:frame>
          <draw:custom-shape draw:name="CustomShape 2" draw:style-name="gr1" draw:text-style-name="P3" draw:layer="layout" svg:width="8.252cm" svg:height="1.267cm" svg:x="10.791cm" svg:y="24.126cm">
            <text:p><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Predeterminado">
        <draw:custom-shape draw:name="CustomShape 1" draw:style-name="gr3" draw:text-style-name="P3" draw:layer="layout" svg:width="18.398cm" svg:height="1.671cm" svg:x="3.8cm" svg:y="1cm">
          <text:p text:style-name="P2"><text:span text:style-name="T13">Posible implemen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4.198cm" svg:height="10.914cm" svg:x="0.6cm" svg:y="4cm">
          <text:p text:style-name="P1"><text:span text:style-name="T14">Procedimiento MaxContenedoresEnUnBarco(K, C, A) {</text:span><text:span text:style-name="T15"><text:tab/></text:span></text:p>
          <text:p text:style-name="P1"><text:span text:style-name="T15"><text:tab/></text:span><text:span text:style-name="T15">// K es la capacidad total de carga del barco. </text:span></text:p>
          <text:p text:style-name="P1"><text:span text:style-name="T15"><text:tab/></text:span><text:span text:style-name="T15">// C[1..n] es el conjunto de contenedores ordenados ... </text:span></text:p>
          <text:p text:style-name="P1"><text:span text:style-name="T15"><text:tab/></text:span><text:span text:style-name="T15">// en orden creciente en función de su peso. </text:span></text:p>
          <text:p text:style-name="P1"><text:span text:style-name="T15"><text:tab/></text:span><text:span text:style-name="T15">// A[ ∅ ] contendrá el conjunto resultado con los ... </text:span></text:p>
          <text:p text:style-name="P1"><text:span text:style-name="T15"><text:tab/></text:span><text:span text:style-name="T15">// contenedores elegidos para cargarse al barco. </text:span><text:span text:style-name="T15"><text:tab/></text:span></text:p>
          <text:p text:style-name="P1"><text:span text:style-name="T15"><text:tab/></text:span><text:span text:style-name="T14">kr = K;</text:span><text:span text:style-name="T15"> // Capacidad restante del barco </text:span></text:p>
          <text:p text:style-name="P1"><text:span text:style-name="T15"><text:tab/></text:span><text:span text:style-name="T14">i = 1; </text:span></text:p>
          <text:p text:style-name="P1"><text:span text:style-name="T14"><text:tab/></text:span><text:span text:style-name="T14">Mientras (C[i].peso &lt;= kr) {</text:span></text:p>
          <text:p text:style-name="P1"><text:span text:style-name="T14"><text:tab/></text:span><text:span text:style-name="T14"><text:tab/></text:span><text:span text:style-name="T14">A.push_back(C[i]); </text:span></text:p>
          <text:p text:style-name="P1"><text:span text:style-name="T14"><text:tab/></text:span><text:span text:style-name="T14"><text:tab/></text:span><text:span text:style-name="T14">kr = kr -­ C[i].peso; </text:span></text:p>
          <text:p text:style-name="P1"><text:span text:style-name="T14"><text:tab/></text:span><text:span text:style-name="T14"><text:tab/></text:span><text:span text:style-name="T14">i = i+1; </text:span></text:p>
          <text:p text:style-name="P1"><text:span text:style-name="T14"><text:tab/></text:span><text:span text:style-name="T14">}</text:span></text:p>
          <text:p text:style-name="P1"><text:span text:style-name="T14">}</text:span><text:span text:style-name="T15"> </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 presentation:class="page"/>
          <draw:frame presentation:style-name="pr4" draw:layer="layout" svg:width="15.239cm" svg:height="11.43cm" svg:x="1.905cm" svg:y="12.065cm" presentation:class="notes" presentation:placeholder="true">
            <draw:text-box/>
          </draw:frame>
        </presentation:notes>
      </draw:page>
      <draw:page draw:name="page7" draw:style-name="dp1" draw:master-page-name="Predeterminado">
        <draw:custom-shape draw:name="CustomShape 1" draw:style-name="gr3" draw:text-style-name="P3" draw:layer="layout" svg:width="23.598cm" svg:height="3.093cm" svg:x="1cm" svg:y="0.105cm">
          <text:p text:style-name="P2"><text:span text:style-name="T13"><text:s/></text:span><text:span text:style-name="T13">Algoritmo que intenta maximizar el beneficio ob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6" draw:layer="layout" svg:width="24.398cm" svg:height="28.824cm" draw:transform="rotate (-0.00139626340159562) translate (0.198cm 3.966cm)">
          <text:p text:style-name="P5"><text:span text:style-name="T16">Solución greedy/voraz para el problema <text:s/>MaxBeneficioEnUnBarco(K, C, A): </text:span></text:p>
          <text:list text:style-name="L3">
            <text:list-item>
              <text:list>
                <text:list-item>
                  <text:p text:style-name="P5"><text:span text:style-name="T17">Conjunto de Candidatos:</text:span><text:span text:style-name="T16"> </text:span></text:p>
                </text:list-item>
              </text:list>
            </text:list-item>
          </text:list>
          <text:list text:style-name="L4">
            <text:list-item>
              <text:list>
                <text:list-item>
                  <text:list>
                    <text:list-item>
                      <text:p text:style-name="P5"><text:span text:style-name="T16">Conjunto de contenedores C (c</text:span><text:span text:style-name="T10">1</text:span><text:span text:style-name="T16">, ,..., c</text:span><text:span text:style-name="T10">n</text:span><text:span text:style-name="T16">).</text:span></text:p>
                    </text:list-item>
                  </text:list>
                </text:list-item>
                <text:list-item>
                  <text:p text:style-name="P5"><text:span text:style-name="T17">Conjunto de Seleccionados:</text:span><text:span text:style-name="T16"> </text:span></text:p>
                  <text:list>
                    <text:list-item>
                      <text:p text:style-name="P5"><text:span text:style-name="T16">Conjunto solución A.</text:span></text:p>
                    </text:list-item>
                  </text:list>
                </text:list-item>
                <text:list-item>
                  <text:p text:style-name="P5"><text:span text:style-name="T17">Función Solución:</text:span><text:span text:style-name="T16"> </text:span></text:p>
                  <text:list>
                    <text:list-item>
                      <text:p text:style-name="P5"><text:span text:style-name="T16">El barco no tiene capacidad restante para un contenedor más. <text:s/></text:span></text:p>
                    </text:list-item>
                  </text:list>
                </text:list-item>
                <text:list-item>
                  <text:p text:style-name="P5"><text:span text:style-name="T17">Función de Factibilidad:</text:span><text:span text:style-name="T16"> </text:span></text:p>
                  <text:list>
                    <text:list-item>
                      <text:p text:style-name="P5"><text:span text:style-name="T16">La capacidad de carga restante del barco es superior al peso del contenedor candidato. <text:s/></text:span></text:p>
                    </text:list-item>
                  </text:list>
                </text:list-item>
                <text:list-item>
                  <text:p text:style-name="P5"><text:span text:style-name="T17">Función Selección:</text:span><text:span text:style-name="T16"> </text:span></text:p>
                  <text:list>
                    <text:list-item>
                      <text:p text:style-name="P5"><text:span text:style-name="T16">Determina el mejor candidato seleccionando el contenedor de mayor razón beneficio/peso. <text:s/></text:span></text:p>
                    </text:list-item>
                  </text:list>
                </text:list-item>
                <text:list-item>
                  <text:p text:style-name="P5"><text:span text:style-name="T17">Función objetivo:</text:span><text:span text:style-name="T16"> </text:span></text:p>
                </text:list-item>
              </text:list>
            </text:list-item>
          </text:list>
          <text:list text:style-name="L5">
            <text:list-item>
              <text:list>
                <text:list-item>
                  <text:list>
                    <text:list-item>
                      <text:p text:style-name="P5"><text:span text:style-name="T16">Cargar el máximo número de contenedores posible en el barco que aporten el mayor beneficio posible al transportarse. <text:s/></text:span></text:p>
                    </text:list-item>
                  </text:list>
                </text:list-item>
              </text:list>
            </text:list-item>
          </text:list>
          <text:p text:style-name="P5"><text:span text:style-name="T16">Suponemos el conjunto C de Contenedores en orden descendiente en relación beneficio/peso: </text:span></text:p>
          <text:p text:style-name="P5"><text:span text:style-name="T16"><text:tab/></text:span><text:span text:style-name="T17">b</text:span><text:span text:style-name="T11">1</text:span><text:span text:style-name="T17">/p</text:span><text:span text:style-name="T11">1</text:span><text:span text:style-name="T17"> ≥ b</text:span><text:span text:style-name="T11">2</text:span><text:span text:style-name="T17">/p</text:span><text:span text:style-name="T11">2</text:span><text:span text:style-name="T17"> ≥ ... ≥ b</text:span><text:span text:style-name="T11">n­-1</text:span><text:span text:style-name="T17">/p</text:span><text:span text:style-name="T11">n­-1</text:span><text:span text:style-name="T17"> ≥ b</text:span><text:span text:style-name="T11">n</text:span><text:span text:style-name="T17">/p</text:span><text:span text:style-name="T11">n</text:span><text:span text:style-name="T16">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7" presentation:class="page"/>
          <draw:frame presentation:style-name="pr4" draw:layer="layout" svg:width="15.239cm" svg:height="11.43cm" svg:x="1.905cm" svg:y="12.065cm" presentation:class="notes" presentation:placeholder="true">
            <draw:text-box/>
          </draw:frame>
        </presentation:notes>
      </draw:page>
      <draw:page draw:name="page8" draw:style-name="dp1" draw:master-page-name="Predeterminado">
        <draw:custom-shape draw:name="CustomShape 1" draw:style-name="gr3" draw:text-style-name="P3" draw:layer="layout" svg:width="18.398cm" svg:height="1.671cm" svg:x="3.8cm" svg:y="1.001cm">
          <text:p text:style-name="P2"><text:span text:style-name="T13">Posible implemen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4.198cm" svg:height="10.914cm" svg:x="0.6cm" svg:y="4cm">
          <text:p text:style-name="P1"><text:span text:style-name="T14">Procedimiento MaxBeneficioEnUnBarco(K, C, A) {</text:span><text:span text:style-name="T15"><text:tab/></text:span></text:p>
          <text:p text:style-name="P1"><text:span text:style-name="T15"><text:tab/></text:span><text:span text:style-name="T15">// K es la capacidad total de carga del barco. </text:span></text:p>
          <text:p text:style-name="P1"><text:span text:style-name="T15"><text:tab/></text:span><text:span text:style-name="T15">// C[1..n] es el conjunto de contenedores ordenados ... </text:span></text:p>
          <text:p text:style-name="P1"><text:span text:style-name="T15"><text:tab/></text:span><text:span text:style-name="T15">// en orden decreciente en funcion de la relacion beneficio/peso. </text:span></text:p>
          <text:p text:style-name="P1"><text:span text:style-name="T15"><text:tab/></text:span><text:span text:style-name="T15">// A[ ∅ ] contendrá el conjunto resultado con los ... </text:span></text:p>
          <text:p text:style-name="P1"><text:span text:style-name="T15"><text:tab/></text:span><text:span text:style-name="T15">// contenedores elegidos para cargarse al barco. </text:span><text:span text:style-name="T15"><text:tab/></text:span></text:p>
          <text:p text:style-name="P1"><text:span text:style-name="T15"><text:tab/></text:span><text:span text:style-name="T14">kr = K;</text:span><text:span text:style-name="T15"> // Capacidad restante del barco </text:span></text:p>
          <text:p text:style-name="P1"><text:span text:style-name="T15"><text:tab/></text:span><text:span text:style-name="T14">i = 1; </text:span></text:p>
          <text:p text:style-name="P1"><text:span text:style-name="T14"><text:tab/></text:span><text:span text:style-name="T14">Mientras (C[i].peso &lt;= kr) {</text:span></text:p>
          <text:p text:style-name="P1"><text:span text:style-name="T14"><text:tab/></text:span><text:span text:style-name="T14"><text:tab/></text:span><text:span text:style-name="T14">A.push_back(C[i]); </text:span></text:p>
          <text:p text:style-name="P1"><text:span text:style-name="T14"><text:tab/></text:span><text:span text:style-name="T14"><text:tab/></text:span><text:span text:style-name="T14">kr = kr ­- C[i].peso; </text:span></text:p>
          <text:p text:style-name="P1"><text:span text:style-name="T14"><text:tab/></text:span><text:span text:style-name="T14"><text:tab/></text:span><text:span text:style-name="T14">i = i+1; </text:span></text:p>
          <text:p text:style-name="P1"><text:span text:style-name="T14"><text:tab/></text:span><text:span text:style-name="T14">}</text:span></text:p>
          <text:p text:style-name="P1"><text:span text:style-name="T14">}</text:span><text:span text:style-name="T15"> </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8" presentation:class="page"/>
          <draw:frame presentation:style-name="pr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ahoma (Cuerpo)1" svg:font-family="'Tahoma (Cuerpo)'"/>
    <style:font-face style:name="Tw Cen MT1" svg:font-family="'Tw Cen MT'"/>
    <style:font-face style:name="Arial" svg:font-family="Arial" style:font-pitch="variable"/>
    <style:font-face style:name="Liberation Sans1" svg:font-family="'Liberation Sans'" style:font-pitch="variable"/>
    <style:font-face style:name="Tahoma (Cuerpo)" svg:font-family="'Tahoma (Cuerpo)'"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464646"/>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4646"/>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141cm" draw:fill="solid" draw:fill-color="#da1f28"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141cm" draw:fill="solid" draw:fill-color="#2da2bf"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c__20_2_20_Content-backgroundobjects">
      <style:graphic-properties draw:stroke="none" draw:fill="none" draw:fill-color="#ffffff" draw:auto-grow-height="false" fo:min-height="1.27cm"/>
    </style:style>
    <style:style style:name="Mpr4" style:family="presentation" style:parent-style-name="Title_2c__20_2_20_Content-backgroundobjects">
      <style:graphic-properties draw:stroke="none" draw:fill="none" draw:fill-color="#ffffff" draw:textarea-vertical-align="bottom" draw:auto-grow-height="false" fo:min-height="1.27cm"/>
    </style:style>
    <style:style style:name="Mpr5" style:family="presentation" style:parent-style-name="Predeterminado-backgroundobjects">
      <style:graphic-properties draw:stroke="none" draw:fill="none" draw:fill-color="#ffffff" draw:auto-grow-height="false" fo:min-height="1.27cm"/>
    </style:style>
    <style:style style:name="Mpr6"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Blank_20_Slide" style:display-name="Blank Slide" style:page-layout-name="PM1" draw:style-name="Mdp1">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25.397cm" svg:height="1.845cm" svg:x="0cm" svg:y="1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6.245cm" svg:height="1.483cm" svg:x="-0.025cm" svg:y="12.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18.844cm" svg:height="1.483cm" svg:x="6.553cm" svg:y="12.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itle_2c__20_2_20_Content" style:display-name="Title, 2 Content" style:page-layout-name="PM1" draw:style-name="Mdp2">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2.858cm" svg:height="2.385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2">
        <draw:page-thumbnail presentation:style-name="Title_2c__20_2_20_Content-title" draw:layer="backgroundobjects" svg:width="16.931cm" svg:height="9.524cm" svg:x="1.059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 style:page-layout-name="PM1" draw:style-name="Mdp2">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terminado-title" draw:layer="backgroundobjects" svg:width="22.859cm" svg:height="2.385cm" svg:x="1.27cm" svg:y="0.57cm" presentation:class="title" presentation:placeholder="true">
        <draw:text-box/>
      </draw:frame>
      <draw:frame presentation:style-name="Predeterminado-outline1" draw:layer="backgroundobjects" svg:width="22.859cm" svg:height="8.286cm" svg:x="1.27cm" svg:y="3.343cm" presentation:class="outline" presentation:placeholder="true">
        <draw:text-box/>
      </draw:frame>
      <presentation:notes style:page-layout-name="PM2">
        <draw:page-thumbnail presentation:style-name="Predeterminado-title" draw:layer="backgroundobjects" svg:width="16.931cm" svg:height="9.524cm" svg:x="1.059cm" svg:y="1.93cm" presentation:class="page"/>
        <draw:frame presentation:style-name="Predeterminado-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5-04-20T22:34:42.701683770</dc:date>
    <meta:editing-duration>PT7M3S</meta:editing-duration>
    <meta:editing-cycles>3</meta:editing-cycles>
    <meta:document-statistic meta:object-count="79"/>
  </office:meta>
</office:document-meta>
</file>